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 fo:wrap-option="no-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7" office:value-type="string" calcext:value-type="string">
            <text:p>Compass</text:p>
            <text:p>Heading</text:p>
          </table:table-cell>
          <table:table-cell table:style-name="ce9" table:number-columns-repeated="16375"/>
        </table:table-row>
        <table:table-row table:style-name="ro2">
          <table:table-cell table:style-name="ce2" office:value-type="float" office:value="0.38" calcext:value-type="float">
            <text:p>0.3800</text:p>
          </table:table-cell>
          <table:table-cell table:style-name="ce2" table:number-columns-repeated="2"/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formula="of:=2*ATAN2([.E2];[.D2])" office:value-type="float" office:value="3.14159265358979" calcext:value-type="float">
            <text:p>3.141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16375"/>
        </table:table-row>
        <table:table-row table:style-name="ro2">
          <table:table-cell office:value-type="float" office:value="0.38" calcext:value-type="float">
            <text:p>0.3800</text:p>
          </table:table-cell>
          <table:table-cell table:number-columns-repeated="2"/>
          <table:table-cell office:value-type="float" office:value="0.99864549575697" calcext:value-type="float">
            <text:p>0.9986</text:p>
          </table:table-cell>
          <table:table-cell office:value-type="float" office:value="0.0520305083995522" calcext:value-type="float">
            <text:p>0.0520</text:p>
          </table:table-cell>
          <table:table-cell table:formula="of:=2*ATAN2([.E3];[.D3])" office:value-type="float" office:value="3.03748462762379" calcext:value-type="float">
            <text:p>3.0375</text:p>
          </table:table-cell>
          <table:table-cell table:formula="of:=[.F3]-[.F2]" office:value-type="float" office:value="-0.104108025966" calcext:value-type="float">
            <text:p>-0.1041</text:p>
          </table:table-cell>
          <table:table-cell table:formula="of:=DEGREES([.G3])" office:value-type="float" office:value="-5.96495050129017" calcext:value-type="float">
            <text:p>-5.96</text:p>
          </table:table-cell>
          <table:table-cell office:value-type="float" office:value="211" calcext:value-type="float">
            <text:p>211</text:p>
          </table:table-cell>
          <table:table-cell table:number-columns-repeated="16375"/>
        </table:table-row>
        <table:table-row table:style-name="ro2">
          <table:table-cell office:value-type="float" office:value="0.375" calcext:value-type="float">
            <text:p>0.3750</text:p>
          </table:table-cell>
          <table:table-cell table:number-columns-repeated="2"/>
          <table:table-cell office:value-type="float" office:value="0.991392753437856" calcext:value-type="float">
            <text:p>0.9914</text:p>
          </table:table-cell>
          <table:table-cell office:value-type="float" office:value="0.13092138263441" calcext:value-type="float">
            <text:p>0.1309</text:p>
          </table:table-cell>
          <table:table-cell table:formula="of:=2*ATAN2([.E4];[.D4])" office:value-type="float" office:value="2.87899604385744" calcext:value-type="float">
            <text:p>2.8790</text:p>
          </table:table-cell>
          <table:table-cell table:formula="of:=[.F4]-[.F3]" office:value-type="float" office:value="-0.158488583766351" calcext:value-type="float">
            <text:p>-0.1585</text:p>
          </table:table-cell>
          <table:table-cell table:formula="of:=DEGREES([.G4])" office:value-type="float" office:value="-9.0807269508175" calcext:value-type="float">
            <text:p>-9.08</text:p>
          </table:table-cell>
          <table:table-cell table:number-columns-repeated="16376"/>
        </table:table-row>
        <table:table-row table:style-name="ro2">
          <table:table-cell office:value-type="float" office:value="0.385" calcext:value-type="float">
            <text:p>0.3850</text:p>
          </table:table-cell>
          <table:table-cell table:number-columns-repeated="2"/>
          <table:table-cell office:value-type="float" office:value="0.977004900531175" calcext:value-type="float">
            <text:p>0.9770</text:p>
          </table:table-cell>
          <table:table-cell office:value-type="float" office:value="0.213216848157151" calcext:value-type="float">
            <text:p>0.2132</text:p>
          </table:table-cell>
          <table:table-cell table:formula="of:=2*ATAN2([.E5];[.D5])" office:value-type="float" office:value="2.71185996452831" calcext:value-type="float">
            <text:p>2.7119</text:p>
          </table:table-cell>
          <table:table-cell table:formula="of:=[.F5]-[.F4]" office:value-type="float" office:value="-0.167136079329129" calcext:value-type="float">
            <text:p>-0.1671</text:p>
          </table:table-cell>
          <table:table-cell table:formula="of:=DEGREES([.G5])" office:value-type="float" office:value="-9.5761919499228" calcext:value-type="float">
            <text:p>-9.58</text:p>
          </table:table-cell>
          <table:table-cell office:value-type="float" office:value="209" calcext:value-type="float">
            <text:p>209</text:p>
          </table:table-cell>
          <table:table-cell table:number-columns-repeated="16375"/>
        </table:table-row>
        <table:table-row table:style-name="ro2">
          <table:table-cell office:value-type="float" office:value="0.36" calcext:value-type="float">
            <text:p>0.3600</text:p>
          </table:table-cell>
          <table:table-cell table:number-columns-repeated="2"/>
          <table:table-cell office:value-type="float" office:value="0.958759941537886" calcext:value-type="float">
            <text:p>0.9588</text:p>
          </table:table-cell>
          <table:table-cell office:value-type="float" office:value="0.284217125631565" calcext:value-type="float">
            <text:p>0.2842</text:p>
          </table:table-cell>
          <table:table-cell table:formula="of:=2*ATAN2([.E6];[.D6])" office:value-type="float" office:value="2.56521309291083" calcext:value-type="float">
            <text:p>2.5652</text:p>
          </table:table-cell>
          <table:table-cell table:formula="of:=[.F6]-[.F5]" office:value-type="float" office:value="-0.14664687161748" calcext:value-type="float">
            <text:p>-0.1466</text:p>
          </table:table-cell>
          <table:table-cell table:formula="of:=DEGREES([.G6])" office:value-type="float" office:value="-8.40224682247843" calcext:value-type="float">
            <text:p>-8.40</text:p>
          </table:table-cell>
          <table:table-cell office:value-type="float" office:value="208" calcext:value-type="float">
            <text:p>208</text:p>
          </table:table-cell>
          <table:table-cell table:number-columns-repeated="16375"/>
        </table:table-row>
        <table:table-row table:style-name="ro2">
          <table:table-cell office:value-type="float" office:value="0.34" calcext:value-type="float">
            <text:p>0.34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35898776311213" calcext:value-type="float">
            <text:p>0.9359</text:p>
          </table:table-cell>
          <table:table-cell office:value-type="float" office:value="0.352269045615952" calcext:value-type="float">
            <text:p>0.3523</text:p>
          </table:table-cell>
          <table:table-cell table:formula="of:=2*ATAN2([.E7];[.D7])" office:value-type="float" office:value="2.42160373954199" calcext:value-type="float">
            <text:p>2.4216</text:p>
          </table:table-cell>
          <table:table-cell table:formula="of:=[.F7]-2*ATAN2([.C7];[.B7])" office:value-type="float" office:value="-0.719988914047799" calcext:value-type="float">
            <text:p>-0.7200</text:p>
          </table:table-cell>
          <table:table-cell table:formula="of:=DEGREES([.G7])" office:value-type="float" office:value="-41.2523260711463" calcext:value-type="float">
            <text:p>-41.25</text:p>
          </table:table-cell>
          <table:table-cell office:value-type="float" office:value="206" calcext:value-type="float">
            <text:p>20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935898776311213" calcext:value-type="float">
            <text:p>0.9359</text:p>
          </table:table-cell>
          <table:table-cell office:value-type="float" office:value="0.352269045615952" calcext:value-type="float">
            <text:p>0.3523</text:p>
          </table:table-cell>
          <table:table-cell office:value-type="float" office:value="0.908699472933803" calcext:value-type="float">
            <text:p>0.9087</text:p>
          </table:table-cell>
          <table:table-cell office:value-type="float" office:value="0.417450916743308" calcext:value-type="float">
            <text:p>0.4175</text:p>
          </table:table-cell>
          <table:table-cell table:formula="of:=2*ATAN2([.E8];[.D8])" office:value-type="float" office:value="2.28031603942084" calcext:value-type="float">
            <text:p>2.2803</text:p>
          </table:table-cell>
          <table:table-cell table:formula="of:=[.F8]-2*ATAN2([.C8];[.B8])" office:value-type="float" office:value="-0.141287700121157" calcext:value-type="float">
            <text:p>-0.1413</text:p>
          </table:table-cell>
          <table:table-cell table:formula="of:=DEGREES([.G8])" office:value-type="float" office:value="-8.09518891405229" calcext:value-type="float">
            <text:p>-8.10</text:p>
          </table:table-cell>
          <table:table-cell office:value-type="float" office:value="201" calcext:value-type="float">
            <text:p>201</text:p>
          </table:table-cell>
          <table:table-cell table:number-columns-repeated="16375"/>
        </table:table-row>
        <table:table-row table:style-name="ro2">
          <table:table-cell office:value-type="float" office:value="0.38" calcext:value-type="float">
            <text:p>0.3800</text:p>
          </table:table-cell>
          <table:table-cell office:value-type="float" office:value="0.908699472933803" calcext:value-type="float">
            <text:p>0.9087</text:p>
          </table:table-cell>
          <table:table-cell office:value-type="float" office:value="0.417450916743308" calcext:value-type="float">
            <text:p>0.4175</text:p>
          </table:table-cell>
          <table:table-cell office:value-type="float" office:value="0.878737492824118" calcext:value-type="float">
            <text:p>0.8787</text:p>
          </table:table-cell>
          <table:table-cell office:value-type="float" office:value="0.477305372591995" calcext:value-type="float">
            <text:p>0.4773</text:p>
          </table:table-cell>
          <table:table-cell table:formula="of:=2*ATAN2([.E9];[.D9])" office:value-type="float" office:value="2.14642130649198" calcext:value-type="float">
            <text:p>2.1464</text:p>
          </table:table-cell>
          <table:table-cell table:formula="of:=[.F9]-2*ATAN2([.C9];[.B9])" office:value-type="float" office:value="-0.133894732928857" calcext:value-type="float">
            <text:p>-0.1339</text:p>
          </table:table-cell>
          <table:table-cell table:formula="of:=DEGREES([.G9])" office:value-type="float" office:value="-7.67160309585483" calcext:value-type="float">
            <text:p>-7.67</text:p>
          </table:table-cell>
          <table:table-cell office:value-type="float" office:value="197" calcext:value-type="float">
            <text:p>197</text:p>
          </table:table-cell>
          <table:table-cell table:number-columns-repeated="16375"/>
        </table:table-row>
        <table:table-row table:style-name="ro2">
          <table:table-cell office:value-type="float" office:value="0.4" calcext:value-type="float">
            <text:p>0.4000</text:p>
          </table:table-cell>
          <table:table-cell office:value-type="float" office:value="0.878737492824118" calcext:value-type="float">
            <text:p>0.8787</text:p>
          </table:table-cell>
          <table:table-cell office:value-type="float" office:value="0.477305372591995" calcext:value-type="float">
            <text:p>0.4773</text:p>
          </table:table-cell>
          <table:table-cell office:value-type="float" office:value="0.852979854499858" calcext:value-type="float">
            <text:p>0.8530</text:p>
          </table:table-cell>
          <table:table-cell office:value-type="float" office:value="0.521943835884093" calcext:value-type="float">
            <text:p>0.5219</text:p>
          </table:table-cell>
          <table:table-cell table:formula="of:=2*ATAN2([.E10];[.D10])" office:value-type="float" office:value="2.04333616831706" calcext:value-type="float">
            <text:p>2.0433</text:p>
          </table:table-cell>
          <table:table-cell table:formula="of:=[.F10]-2*ATAN2([.C10];[.B10])" office:value-type="float" office:value="-0.10308513817492" calcext:value-type="float">
            <text:p>-0.1031</text:p>
          </table:table-cell>
          <table:table-cell table:formula="of:=DEGREES([.G10])" office:value-type="float" office:value="-5.90634334794587" calcext:value-type="float">
            <text:p>-5.91</text:p>
          </table:table-cell>
          <table:table-cell office:value-type="float" office:value="190" calcext:value-type="float">
            <text:p>190</text:p>
          </table:table-cell>
          <table:table-cell table:number-columns-repeated="16375"/>
        </table:table-row>
        <table:table-row table:style-name="ro2">
          <table:table-cell office:value-type="float" office:value="0.41" calcext:value-type="float">
            <text:p>0.4100</text:p>
          </table:table-cell>
          <table:table-cell office:value-type="float" office:value="0.852979854499858" calcext:value-type="float">
            <text:p>0.8530</text:p>
          </table:table-cell>
          <table:table-cell office:value-type="float" office:value="0.521943835884093" calcext:value-type="float">
            <text:p>0.5219</text:p>
          </table:table-cell>
          <table:table-cell office:value-type="float" office:value="0.816719177073612" calcext:value-type="float">
            <text:p>0.8167</text:p>
          </table:table-cell>
          <table:table-cell office:value-type="float" office:value="0.577035341898746" calcext:value-type="float">
            <text:p>0.5770</text:p>
          </table:table-cell>
          <table:table-cell table:formula="of:=2*ATAN2([.E11];[.D11])" office:value-type="float" office:value="1.91140454227012" calcext:value-type="float">
            <text:p>1.9114</text:p>
          </table:table-cell>
          <table:table-cell table:formula="of:=[.F11]-2*ATAN2([.C11];[.B11])" office:value-type="float" office:value="-0.131931626046939" calcext:value-type="float">
            <text:p>-0.1319</text:p>
          </table:table-cell>
          <table:table-cell table:formula="of:=DEGREES([.G11])" office:value-type="float" office:value="-7.55912535678782" calcext:value-type="float">
            <text:p>-7.56</text:p>
          </table:table-cell>
          <table:table-cell office:value-type="float" office:value="168" calcext:value-type="float">
            <text:p>16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816719177073612" calcext:value-type="float">
            <text:p>0.8167</text:p>
          </table:table-cell>
          <table:table-cell office:value-type="float" office:value="0.577035341898746" calcext:value-type="float">
            <text:p>0.5770</text:p>
          </table:table-cell>
          <table:table-cell office:value-type="float" office:value="0.76144699078294" calcext:value-type="float">
            <text:p>0.7614</text:p>
          </table:table-cell>
          <table:table-cell office:value-type="float" office:value="0.64822718257383" calcext:value-type="float">
            <text:p>0.6482</text:p>
          </table:table-cell>
          <table:table-cell table:formula="of:=2*ATAN2([.E12];[.D12])" office:value-type="float" office:value="1.7310848516064" calcext:value-type="float">
            <text:p>1.7311</text:p>
          </table:table-cell>
          <table:table-cell table:formula="of:=[.F12]-2*ATAN2([.C12];[.B12])" office:value-type="float" office:value="-0.180319690663726" calcext:value-type="float">
            <text:p>-0.1803</text:p>
          </table:table-cell>
          <table:table-cell table:formula="of:=DEGREES([.G12])" office:value-type="float" office:value="-10.331557238136" calcext:value-type="float">
            <text:p>-10.33</text:p>
          </table:table-cell>
          <table:table-cell office:value-type="float" office:value="180" calcext:value-type="float">
            <text:p>18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189774644204483" calcext:value-type="float">
            <text:p>0.1898</text:p>
          </table:table-cell>
          <table:table-cell office:value-type="float" office:value="0.981827675520028" calcext:value-type="float">
            <text:p>0.9818</text:p>
          </table:table-cell>
          <table:table-cell office:value-type="float" office:value="0.12938637314481" calcext:value-type="float">
            <text:p>0.1294</text:p>
          </table:table-cell>
          <table:table-cell office:value-type="float" office:value="0.99159425494727" calcext:value-type="float">
            <text:p>0.9916</text:p>
          </table:table-cell>
          <table:table-cell table:formula="of:=2*ATAN2([.E13];[.D13])" office:value-type="float" office:value="0.259500252214103" calcext:value-type="float">
            <text:p>0.2595</text:p>
          </table:table-cell>
          <table:table-cell table:formula="of:=[.F13]-2*ATAN2([.C13];[.B13])" office:value-type="float" office:value="-0.122364976997517" calcext:value-type="float">
            <text:p>-0.1224</text:p>
          </table:table-cell>
          <table:table-cell table:formula="of:=DEGREES([.G13])" office:value-type="float" office:value="-7.01099674217312" calcext:value-type="float">
            <text:p>-7.0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58.117" calcext:value-type="float">
            <text:p>158.117</text:p>
          </table:table-cell>
          <table:table-cell office:value-type="float" office:value="165.13" calcext:value-type="float">
            <text:p>165.13</text:p>
          </table:table-cell>
          <table:table-cell table:number-columns-repeated="16372"/>
        </table:table-row>
        <table:table-row table:style-name="ro2">
          <table:table-cell office:value-type="float" office:value="0.38" calcext:value-type="float">
            <text:p>0.3800</text:p>
          </table:table-cell>
          <table:table-cell office:value-type="float" office:value="0.12938637314481" calcext:value-type="float">
            <text:p>0.1294</text:p>
          </table:table-cell>
          <table:table-cell office:value-type="float" office:value="0.99159425494727" calcext:value-type="float">
            <text:p>0.9916</text:p>
          </table:table-cell>
          <table:table-cell office:value-type="float" office:value="0.064491765468765" calcext:value-type="float">
            <text:p>0.0645</text:p>
          </table:table-cell>
          <table:table-cell office:value-type="float" office:value="0.997918239229408" calcext:value-type="float">
            <text:p>0.9979</text:p>
          </table:table-cell>
          <table:table-cell table:formula="of:=2*ATAN2([.E14];[.D14])" office:value-type="float" office:value="0.12907310981961" calcext:value-type="float">
            <text:p>0.1291</text:p>
          </table:table-cell>
          <table:table-cell table:formula="of:=[.F14]-2*ATAN2([.C14];[.B14])" office:value-type="float" office:value="-0.130427142394494" calcext:value-type="float">
            <text:p>-0.1304</text:p>
          </table:table-cell>
          <table:table-cell table:formula="of:=DEGREES([.G14])" office:value-type="float" office:value="-7.4729247931563" calcext:value-type="float">
            <text:p>-7.47</text:p>
          </table:table-cell>
          <table:table-cell office:value-type="float" office:value="180" calcext:value-type="float">
            <text:p>18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.064491765468765" calcext:value-type="float">
            <text:p>0.0645</text:p>
          </table:table-cell>
          <table:table-cell office:value-type="float" office:value="0.997918239229408" calcext:value-type="float">
            <text:p>0.9979</text:p>
          </table:table-cell>
          <table:table-cell office:value-type="float" office:value="0.0148548704439142" calcext:value-type="float">
            <text:p>0.0149</text:p>
          </table:table-cell>
          <table:table-cell office:value-type="float" office:value="-0.999889660324625" calcext:value-type="float">
            <text:p>-0.9999</text:p>
          </table:table-cell>
          <table:table-cell table:formula="of:=2*ATAN2([.E15];[.D15])" office:value-type="float" office:value="6.25347447352247" calcext:value-type="float">
            <text:p>6.2535</text:p>
          </table:table-cell>
          <table:table-cell table:formula="of:=[.F15]-2*ATAN2([.C15];[.B15])" office:value-type="float" office:value="6.12440136370286" calcext:value-type="float">
            <text:p>6.1244</text:p>
          </table:table-cell>
          <table:table-cell table:formula="of:=DEGREES([.G15])" office:value-type="float" office:value="350.90235018434" calcext:value-type="float">
            <text:p>350.9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6];[.D16])" office:value-type="float" office:value="0" calcext:value-type="float">
            <text:p>0.0000</text:p>
          </table:table-cell>
          <table:table-cell table:formula="of:=[.F16]-2*ATAN2([.C16];[.B16])" office:value-type="float" office:value="0" calcext:value-type="float">
            <text:p>0.0000</text:p>
          </table:table-cell>
          <table:table-cell table:formula="of:=DEGREES([.G1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7];[.D17])" office:value-type="float" office:value="0" calcext:value-type="float">
            <text:p>0.0000</text:p>
          </table:table-cell>
          <table:table-cell table:formula="of:=[.F17]-2*ATAN2([.C17];[.B17])" office:value-type="float" office:value="0" calcext:value-type="float">
            <text:p>0.0000</text:p>
          </table:table-cell>
          <table:table-cell table:formula="of:=DEGREES([.G1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8];[.D18])" office:value-type="float" office:value="0" calcext:value-type="float">
            <text:p>0.0000</text:p>
          </table:table-cell>
          <table:table-cell table:formula="of:=[.F18]-2*ATAN2([.C18];[.B18])" office:value-type="float" office:value="0" calcext:value-type="float">
            <text:p>0.0000</text:p>
          </table:table-cell>
          <table:table-cell table:formula="of:=DEGREES([.G1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9];[.D19])" office:value-type="float" office:value="0" calcext:value-type="float">
            <text:p>0.0000</text:p>
          </table:table-cell>
          <table:table-cell table:formula="of:=[.F19]-2*ATAN2([.C19];[.B19])" office:value-type="float" office:value="0" calcext:value-type="float">
            <text:p>0.0000</text:p>
          </table:table-cell>
          <table:table-cell table:formula="of:=DEGREES([.G1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0];[.D20])" office:value-type="float" office:value="0" calcext:value-type="float">
            <text:p>0.0000</text:p>
          </table:table-cell>
          <table:table-cell table:formula="of:=[.F20]-2*ATAN2([.C20];[.B20])" office:value-type="float" office:value="0" calcext:value-type="float">
            <text:p>0.0000</text:p>
          </table:table-cell>
          <table:table-cell table:formula="of:=DEGREES([.G2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1];[.D21])" office:value-type="float" office:value="0" calcext:value-type="float">
            <text:p>0.0000</text:p>
          </table:table-cell>
          <table:table-cell table:formula="of:=[.F21]-2*ATAN2([.C21];[.B21])" office:value-type="float" office:value="0" calcext:value-type="float">
            <text:p>0.0000</text:p>
          </table:table-cell>
          <table:table-cell table:formula="of:=DEGREES([.G2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2];[.D22])" office:value-type="float" office:value="0" calcext:value-type="float">
            <text:p>0.0000</text:p>
          </table:table-cell>
          <table:table-cell table:formula="of:=[.F22]-2*ATAN2([.C22];[.B22])" office:value-type="float" office:value="0" calcext:value-type="float">
            <text:p>0.0000</text:p>
          </table:table-cell>
          <table:table-cell table:formula="of:=DEGREES([.G2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3];[.D23])" office:value-type="float" office:value="0" calcext:value-type="float">
            <text:p>0.0000</text:p>
          </table:table-cell>
          <table:table-cell table:formula="of:=[.F23]-2*ATAN2([.C23];[.B23])" office:value-type="float" office:value="0" calcext:value-type="float">
            <text:p>0.0000</text:p>
          </table:table-cell>
          <table:table-cell table:formula="of:=DEGREES([.G2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4];[.D24])" office:value-type="float" office:value="0" calcext:value-type="float">
            <text:p>0.0000</text:p>
          </table:table-cell>
          <table:table-cell table:formula="of:=[.F24]-2*ATAN2([.C24];[.B24])" office:value-type="float" office:value="0" calcext:value-type="float">
            <text:p>0.0000</text:p>
          </table:table-cell>
          <table:table-cell table:formula="of:=DEGREES([.G2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5];[.D25])" office:value-type="float" office:value="0" calcext:value-type="float">
            <text:p>0.0000</text:p>
          </table:table-cell>
          <table:table-cell table:formula="of:=[.F25]-2*ATAN2([.C25];[.B25])" office:value-type="float" office:value="0" calcext:value-type="float">
            <text:p>0.0000</text:p>
          </table:table-cell>
          <table:table-cell table:formula="of:=DEGREES([.G2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6];[.D26])" office:value-type="float" office:value="0" calcext:value-type="float">
            <text:p>0.0000</text:p>
          </table:table-cell>
          <table:table-cell table:formula="of:=[.F26]-2*ATAN2([.C26];[.B26])" office:value-type="float" office:value="0" calcext:value-type="float">
            <text:p>0.0000</text:p>
          </table:table-cell>
          <table:table-cell table:formula="of:=DEGREES([.G2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7];[.D27])" office:value-type="float" office:value="0" calcext:value-type="float">
            <text:p>0.0000</text:p>
          </table:table-cell>
          <table:table-cell table:formula="of:=[.F27]-2*ATAN2([.C27];[.B27])" office:value-type="float" office:value="0" calcext:value-type="float">
            <text:p>0.0000</text:p>
          </table:table-cell>
          <table:table-cell table:formula="of:=DEGREES([.G2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8];[.D28])" office:value-type="float" office:value="0" calcext:value-type="float">
            <text:p>0.0000</text:p>
          </table:table-cell>
          <table:table-cell table:formula="of:=[.F28]-2*ATAN2([.C28];[.B28])" office:value-type="float" office:value="0" calcext:value-type="float">
            <text:p>0.0000</text:p>
          </table:table-cell>
          <table:table-cell table:formula="of:=DEGREES([.G2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9];[.D29])" office:value-type="float" office:value="0" calcext:value-type="float">
            <text:p>0.0000</text:p>
          </table:table-cell>
          <table:table-cell table:formula="of:=[.F29]-2*ATAN2([.C29];[.B29])" office:value-type="float" office:value="0" calcext:value-type="float">
            <text:p>0.0000</text:p>
          </table:table-cell>
          <table:table-cell table:formula="of:=DEGREES([.G2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0];[.D30])" office:value-type="float" office:value="0" calcext:value-type="float">
            <text:p>0.0000</text:p>
          </table:table-cell>
          <table:table-cell table:formula="of:=[.F30]-2*ATAN2([.C30];[.B30])" office:value-type="float" office:value="0" calcext:value-type="float">
            <text:p>0.0000</text:p>
          </table:table-cell>
          <table:table-cell table:formula="of:=DEGREES([.G3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1];[.D31])" office:value-type="float" office:value="0" calcext:value-type="float">
            <text:p>0.0000</text:p>
          </table:table-cell>
          <table:table-cell table:formula="of:=[.F31]-2*ATAN2([.C31];[.B31])" office:value-type="float" office:value="0" calcext:value-type="float">
            <text:p>0.0000</text:p>
          </table:table-cell>
          <table:table-cell table:formula="of:=DEGREES([.G3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2];[.D32])" office:value-type="float" office:value="0" calcext:value-type="float">
            <text:p>0.0000</text:p>
          </table:table-cell>
          <table:table-cell table:formula="of:=[.F32]-2*ATAN2([.C32];[.B32])" office:value-type="float" office:value="0" calcext:value-type="float">
            <text:p>0.0000</text:p>
          </table:table-cell>
          <table:table-cell table:formula="of:=DEGREES([.G3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3];[.D33])" office:value-type="float" office:value="0" calcext:value-type="float">
            <text:p>0.0000</text:p>
          </table:table-cell>
          <table:table-cell table:formula="of:=[.F33]-2*ATAN2([.C33];[.B33])" office:value-type="float" office:value="0" calcext:value-type="float">
            <text:p>0.0000</text:p>
          </table:table-cell>
          <table:table-cell table:formula="of:=DEGREES([.G3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2:07:14.681015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27T13:29:33.076940541</dc:date>
    <meta:editing-duration>PT41M7S</meta:editing-duration>
    <meta:editing-cycles>9</meta:editing-cycles>
    <meta:generator>LibreOffice/24.2.6.2$Linux_X86_64 LibreOffice_project/420$Build-2</meta:generator>
    <meta:document-statistic meta:table-count="1" meta:cell-count="173" meta:object-count="0"/>
  </office:meta>
</office:document-meta>
</file>